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e2234"/>
    </style:style>
    <style:style style:name="P2" style:family="paragraph" style:parent-style-name="Standard">
      <style:text-properties officeooo:paragraph-rsid="000e42ab"/>
    </style:style>
    <style:style style:name="P3" style:family="paragraph" style:parent-style-name="Standard">
      <style:text-properties officeooo:paragraph-rsid="001104bb"/>
    </style:style>
    <style:style style:name="P4" style:family="paragraph" style:parent-style-name="Standard">
      <style:text-properties officeooo:paragraph-rsid="0012b95b"/>
    </style:style>
    <style:style style:name="P5" style:family="paragraph" style:parent-style-name="Standard">
      <style:text-properties officeooo:paragraph-rsid="001766ed"/>
    </style:style>
    <style:style style:name="P6" style:family="paragraph" style:parent-style-name="Standard">
      <style:text-properties officeooo:paragraph-rsid="00194c8c"/>
    </style:style>
    <style:style style:name="P7" style:family="paragraph" style:parent-style-name="Standard">
      <style:text-properties officeooo:rsid="000e2234" officeooo:paragraph-rsid="000e2234"/>
    </style:style>
    <style:style style:name="P8" style:family="paragraph" style:parent-style-name="Standard">
      <style:text-properties officeooo:rsid="000e2234" officeooo:paragraph-rsid="00194c8c"/>
    </style:style>
    <style:style style:name="P9" style:family="paragraph" style:parent-style-name="Standard">
      <style:text-properties officeooo:rsid="000fa46a" officeooo:paragraph-rsid="000fa46a"/>
    </style:style>
    <style:style style:name="P10" style:family="paragraph" style:parent-style-name="Standard">
      <style:text-properties officeooo:rsid="000fa46a" officeooo:paragraph-rsid="001db2fb"/>
    </style:style>
    <style:style style:name="P11" style:family="paragraph" style:parent-style-name="Standard">
      <style:text-properties officeooo:rsid="000e42ab" officeooo:paragraph-rsid="000e42ab"/>
    </style:style>
    <style:style style:name="P12" style:family="paragraph" style:parent-style-name="Standard">
      <style:text-properties officeooo:rsid="001766ed" officeooo:paragraph-rsid="001766ed"/>
    </style:style>
    <style:style style:name="P13" style:family="paragraph" style:parent-style-name="Standard">
      <style:text-properties officeooo:rsid="001104bb" officeooo:paragraph-rsid="001104bb"/>
    </style:style>
    <style:style style:name="P14" style:family="paragraph" style:parent-style-name="Standard">
      <style:text-properties officeooo:paragraph-rsid="000fa46a"/>
    </style:style>
    <style:style style:name="P15" style:family="paragraph" style:parent-style-name="Standard">
      <style:text-properties officeooo:paragraph-rsid="001db2fb"/>
    </style:style>
    <style:style style:name="P16" style:family="paragraph" style:parent-style-name="Text_20_body">
      <style:text-properties officeooo:paragraph-rsid="001104bb"/>
    </style:style>
    <style:style style:name="P17" style:family="paragraph" style:parent-style-name="Text_20_body">
      <style:text-properties officeooo:rsid="001104bb" officeooo:paragraph-rsid="001104bb"/>
    </style:style>
    <style:style style:name="P18" style:family="paragraph" style:parent-style-name="Standard">
      <style:text-properties officeooo:rsid="001f3438" officeooo:paragraph-rsid="000e2234"/>
    </style:style>
    <style:style style:name="T1" style:family="text">
      <style:text-properties officeooo:rsid="000e2234"/>
    </style:style>
    <style:style style:name="T2" style:family="text">
      <style:text-properties officeooo:rsid="000e42ab"/>
    </style:style>
    <style:style style:name="T3" style:family="text">
      <style:text-properties officeooo:rsid="000fa46a"/>
    </style:style>
    <style:style style:name="T4" style:family="text">
      <style:text-properties style:text-underline-style="solid" style:text-underline-width="auto" style:text-underline-color="font-color" officeooo:rsid="000fa46a"/>
    </style:style>
    <style:style style:name="T5" style:family="text">
      <style:text-properties style:text-underline-style="solid" style:text-underline-width="auto" style:text-underline-color="font-color" officeooo:rsid="001db2fb"/>
    </style:style>
    <style:style style:name="T6" style:family="text">
      <style:text-properties officeooo:rsid="001104bb"/>
    </style:style>
    <style:style style:name="T7" style:family="text">
      <style:text-properties officeooo:rsid="00124549"/>
    </style:style>
    <style:style style:name="T8" style:family="text">
      <style:text-properties officeooo:rsid="0012b95b"/>
    </style:style>
    <style:style style:name="T9" style:family="text">
      <style:text-properties officeooo:rsid="0012e99f"/>
    </style:style>
    <style:style style:name="T10" style:family="text">
      <style:text-properties officeooo:rsid="00135338"/>
    </style:style>
    <style:style style:name="T11" style:family="text">
      <style:text-properties officeooo:rsid="0014d7ae"/>
    </style:style>
    <style:style style:name="T12" style:family="text">
      <style:text-properties officeooo:rsid="0015b174"/>
    </style:style>
    <style:style style:name="T13" style:family="text">
      <style:text-properties officeooo:rsid="001766ed"/>
    </style:style>
    <style:style style:name="T14" style:family="text">
      <style:text-properties officeooo:rsid="00194c8c"/>
    </style:style>
    <style:style style:name="T15" style:family="text">
      <style:text-properties officeooo:rsid="001b0dbe"/>
    </style:style>
    <style:style style:name="T16" style:family="text">
      <style:text-properties officeooo:rsid="001db2fb"/>
    </style:style>
    <style:style style:name="T17" style:family="text">
      <style:text-properties style:text-position="-33% 80%" officeooo:rsid="001db2fb"/>
    </style:style>
    <style:style style:name="T18" style:family="text">
      <style:text-properties officeooo:rsid="001f3438"/>
    </style:style>
    <style:style style:name="T19" style:family="text">
      <style:text-properties officeooo:rsid="002118ed"/>
    </style:style>
    <style:style style:name="T20" style:family="text">
      <style:text-properties officeooo:rsid="002130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acteurs importants:</text:p>
      <text:p text:style-name="P7"/>
      <text:p text:style-name="P3"><text:span text:style-name="T6">Astronomie: Mars orbital period is 687 (Earth) days. The solar day (or </text:span><text:a xlink:type="simple" xlink:href="http://en.wikipedia.org/wiki/Timekeeping_on_Mars"><text:span text:style-name="T6">sol</text:span></text:a><text:span text:style-name="T6">) on Mars is only slightly longer than an Earth day: 24 hours, 39 minutes, and 35.244 seconds. A Martian year is equal to 1.8809 Earth years, or 1 year, 320 days, and 18.2 hours.</text:span><text:bookmark text:name="cite_ref-nssdc_8-6"/><text:a xlink:type="simple" xlink:href="http://en.wikipedia.org/wiki/Mars#cite_note-nssdc-8"><text:span text:style-name="T6">[7]</text:span></text:a></text:p>
      <text:p text:style-name="Text_20_body">The axial tilt of Mars is 25.19 degrees, which is similar to the axial tilt of the Earth.<text:bookmark text:name="cite_ref-nssdc_8-7"/> <text:span text:style-name="T6">(seasons similaires à earth, mais 1.8809 plus long)</text:span></text:p>
      <text:p text:style-name="P16"><text:span text:style-name="T6">2 Lunes: From the surface of Mars, the motions of Phobos and Deimos appear very different from that of our own moon. Phobos rises in the west, sets in the east, and rises again in just 11 hours. Deimos, being only just outside </text:span><text:a xlink:type="simple" xlink:href="http://en.wikipedia.org/wiki/Synchronous_orbit"><text:span text:style-name="T6">synchronous orbit</text:span></text:a><text:span text:style-name="T6"> – where the orbital period would match the planet's period of rotation – rises as expected in the east but very slowly. Despite the 30 hour orbit of Deimos, 2.7 days elapse between its rise and set for an equatorial observer, as it slowly falls behind the rotation of Mars.</text:span></text:p>
      <text:p text:style-name="P17"/>
      <text:p text:style-name="P1"><text:span text:style-name="T1">Gravité réduite de Mars: 38% -&gt; Problèmes de santé (Perte osseuse, etc. <text:s/></text:span><text:a xlink:type="simple" xlink:href="http://en.wikipedia.org/wiki/Effect_of_spaceflight_on_the_human_body"><text:span text:style-name="T1">http://en.wikipedia.org/wiki/Effect_of_spaceflight_on_the_human_body</text:span></text:a><text:span text:style-name="T1"> )</text:span></text:p>
      <text:p text:style-name="P9">Pb de retenue d'atmosphère?</text:p>
      <text:p text:style-name="P7"/>
      <text:p text:style-name="P7">Radiations: Fort taux de radiations (en absence de buffer gas ou gas à effet de serre)</text:p>
      <text:p text:style-name="P7">Solar flares dangereux</text:p>
      <text:p text:style-name="P7"/>
      <text:p text:style-name="P9">Médical: Danger de radiations importantes, gravité faible pouvant poser problème, et pb d'isolement des premiers colons.</text:p>
      <text:p text:style-name="P7"/>
      <text:p text:style-name="P3"><text:span text:style-name="T1">Température </text:span><text:span text:style-name="T8">&amp; climat</text:span><text:span text:style-name="T1">: </text:span><text:span text:style-name="T6">Basse inertie thermique: chauffe et refroidit vite. (variation de 100K daily)</text:span></text:p>
      <text:p text:style-name="P8">Important de réchauffer pour terraformer (pourquoi?!) Max: 20/30°C à midi à l'équateur l'été. <text:s/>Possiblement souvent en dessous de 0°C. Sauf aux poles, rien de réellement dramatique. (Mais absence d'eau liquide (pb de pression?), absence de mers et d'océan qui ont un effet climatique important).</text:p>
      <text:p text:style-name="P6"><text:span text:style-name="T1"><text:tab/></text:span><text:span text:style-name="T6">1/3 chance par martian year de</text:span><text:span text:style-name="T1"> </text:span><text:span text:style-name="T6">Planet-wide month-long dust storm qui change la temp: Orbital measurements showed that this dust storm reduced the average temperature of the surface and raised the temperature of the atmosphere of Mars by 30 °C. </text:span><text:span text:style-name="T8">Hiver court et chaud en hémisphère Nord, long et froid au sud.</text:span></text:p>
      <text:p text:style-name="P4"><text:span text:style-name="T8"><text:tab/>Climat map: </text:span><text:a xlink:type="simple" xlink:href="http://en.wikipedia.org/wiki/File:Mars_climate_zones.jpg"><text:span text:style-name="T8">http://en.wikipedia.org/wiki/File:Mars_climate_zones.jpg</text:span></text:a></text:p>
      <text:p text:style-name="P4"><text:span text:style-name="T8"><text:tab/></text:span><text:span text:style-name="T14">Dust : fin, reste longtemps en l'air principalement à cause de la faible pression et de l'absence d'eau. </text:span><text:span text:style-name="T15">Magnétique (présence de magnetite et un peu titanium)</text:span></text:p>
      <text:p text:style-name="P7"/>
      <text:p text:style-name="P1"><text:span text:style-name="T1">Pression: </text:span><text:span text:style-name="T2">0.6 kPa (earth: ~100kPa, absence de combinaison: à partir de </text:span><text:span text:style-name="T9">6,25</text:span><text:span text:style-name="T2">kPa </text:span><text:span text:style-name="T9">(Armstrong Limit)</text:span><text:span text:style-name="T2">)</text:span></text:p>
      <text:p text:style-name="P11"><text:tab/>Ajouter CO2 et buffer gas augmente la pression.</text:p>
      <text:p text:style-name="P11"><text:tab/>Vérifier comment l'atmosphère se barre ou reste. (magnétosphère? Gravité?)</text:p>
      <text:p text:style-name="P2"><text:span text:style-name="T2"><text:tab/></text:span><text:span text:style-name="T3">Triple point de l'eau: 0.611 kPa -&gt; à la toute base, l'eau liquide n'existe pas sur Mars. Sublimation uniquement (sauf dans cratère Hellas Planitia, pression actuelle 1.155kPa)</text:span></text:p>
      <text:p text:style-name="P2"><text:span text:style-name="T3"><text:tab/></text:span><text:span text:style-name="T10">Mars: 25 Teratonnes d'atm. Earth: 5148 Teratonnes. (Comparé au rapport masse earth/mars, l'atm de earth donne 553 Teratonnes pour mars. Est-ce pertinent? </text:span><text:span text:style-name="T20">Faut-il comparer au rapport surface?</text:span><text:span text:style-name="T10">)</text:span></text:p>
      <text:p text:style-name="P7"/>
      <text:p text:style-name="P11">Atmosphère: Mars: 96% CO2, 2,1% Ar, 1,9% N2, 0,145 O2.</text:p>
      <text:p text:style-name="P2"><text:span text:style-name="T2"><text:tab/><text:tab/>Earth: 0,04% CO2</text:span><text:span text:style-name="T1">, </text:span><text:span text:style-name="T2">0,93% Ar, 78,08% N2, 20,94% O2</text:span></text:p>
      <text:p text:style-name="P11"><text:tab/>Rq: Ar est comme N2, inerte. (participation à l'effet de serre?) i.e. Une atmosphère forte en Ar est viable? Pas totalement: 38% denser than air. Il y a déjà eu un mort par inhalation d'Ar. En trop forte quantité, créera une couche d'atmosphère Ar <text:s/>la surface? Un air à 20%O2 avec de l'Ar en <text:soft-page-break/>forte quantité est viable par contre.</text:p>
      <text:p text:style-name="P2"><text:span text:style-name="T2"><text:tab/></text:span><text:span text:style-name="T3">Rq: Il y aura un premier temps de "fortification" de l'atmosphère (kPa++, effet de serre++, °C++) et </text:span><text:span text:style-name="T4">ensuite</text:span><text:span text:style-name="T3"> une période d'oxygénation (phytoplanctons, algues, (extremophiles), ainsi que catalyse)</text:span></text:p>
      <text:p text:style-name="P2"><text:span text:style-name="T3"><text:tab/></text:span><text:span text:style-name="T6">Rq: Pas de pluie sur Mars (au début) -&gt; dust storm longs. </text:span><text:span text:style-name="T7">Storm/clouds affectés par les montagnes.</text:span></text:p>
      <text:p text:style-name="P11"/>
      <text:p text:style-name="P14"><text:span text:style-name="T1">Géographie: </text:span><text:span text:style-name="T2">Trouver/créer une carte, </text:span><text:span text:style-name="T3">gérer les sites les plus intéressants: </text:span><text:a xlink:type="simple" xlink:href="http://en.wikipedia.org/wiki/Colonization_of_Mars#Possible_locations_for_settlements"><text:span text:style-name="T3">http://en.wikipedia.org/wiki/Colonization_of_Mars#Possible_locations_for_settlements</text:span></text:a></text:p>
      <text:p text:style-name="P15"><text:a xlink:type="simple" xlink:href="http://en.wikipedia.org/wiki/File:Silicon_Map_Mars.jpg"><text:span text:style-name="T16">http://en.wikipedia.org/wiki/File:Silicon_Map_Mars.jpg</text:span></text:a><text:span text:style-name="T16"> (map du silicon </text:span><text:span text:style-name="T5">de surface</text:span><text:span text:style-name="T16">, trouver d'autres maps)</text:span></text:p>
      <text:p text:style-name="P1"><text:span text:style-name="T1"><text:tab/></text:span><text:span text:style-name="T2">Rq: Si fonte importante de glacier, vérifier les zones </text:span><text:span text:style-name="T3">submergées</text:span></text:p>
      <text:p text:style-name="P1"><text:span text:style-name="T3"><text:tab/></text:span><text:span text:style-name="T7">Poles: Importante water ice dans les poles. Recouvert permanent de CO2 ice au sud 8m. Recouvert par CO2 l'hiver seulement au Nord. (deposition de CO2 importante, perte de 1/3 de la pression atmosphérique localement)</text:span></text:p>
      <text:p text:style-name="P1"><text:span text:style-name="T7"><text:tab/></text:span><text:span text:style-name="T11">0km altitude défini à 610.5Pa constant.</text:span></text:p>
      <text:p text:style-name="P1"><text:span text:style-name="T11"><text:tab/></text:span><text:span text:style-name="T12">Grosses caves (possiblement meilleur</text:span><text:span text:style-name="T20">es</text:span><text:span text:style-name="T12"> premières colonies) 100-300m large, 150+ m profonds</text:span></text:p>
      <text:p text:style-name="P7"/>
      <text:p text:style-name="P1"><text:span text:style-name="T1">Activité tectonique: </text:span><text:span text:style-name="T12">Très lente, </text:span><text:span text:style-name="T18">voire pas de plaques.</text:span><text:span text:style-name="T12"> </text:span><text:span text:style-name="T18">Possibilité de volcans, et de volcans à pyroclastique flows: nuage rapide (700km/h max) et bas (reste au sol) et chaud (1000°C). Tous les volcans sont à "hot spot". (endroits assez fixes, Tharsis et Elysium. </text:span><text:span text:style-name="T19">Youngest: Mount Olympus)</text:span></text:p>
      <text:p text:style-name="P1"><text:span text:style-name="T18"><text:tab/>Due to low gravity, eruptions on Mars are less frequent than on Earth, but are of enormous scale and eruptive rate when they do occur. Somewhat paradoxically, the lower gravity of Mars also allows for longer and more widespread lava flows. Lava eruptions on Mars may be unimaginably huge. A vast lava flow the size of the state of </text:span><text:a xlink:type="simple" xlink:href="http://en.wikipedia.org/wiki/Oregon"><text:span text:style-name="T18">Oregon</text:span></text:a><text:span text:style-name="T18"> has recently been described in western </text:span><text:a xlink:type="simple" xlink:href="http://en.wikipedia.org/wiki/Elysium_Planitia"><text:span text:style-name="T18">Elysium Planitia</text:span></text:a><text:span text:style-name="T18">. The flow is believed to have been emplaced turbulently over the span of several weeks and thought to be one of the youngest lava flows on Mars.</text:span><text:bookmark text:name="cite_ref-15"/><text:span text:style-name="T18"> </text:span></text:p>
      <text:p text:style-name="P18"/>
      <text:p text:style-name="P7"/>
      <text:p text:style-name="P12">Sol &amp; agriculturabilité: Présence de perchlorate dans le sol. (ClO4-) -&gt; relativement toxic, fait basser le freezing point de l'eau. PH du sol 8.3 (medium basique). Il existe des bactéries/plantes sur terre qui réduisent le perchlorate.</text:p>
      <text:p text:style-name="P5"><text:span text:style-name="T13"><text:tab/></text:span><text:span text:style-name="T14">2 principaux dusts: fine grained magento-ferrique (mafic type), coarse-grained magmatique silicaté (felsic type)</text:span></text:p>
      <text:p text:style-name="P12"/>
      <text:p text:style-name="P10">Composition minéralogique: <text:span text:style-name="T16">Regarder les maps d'abondance des éléments</text:span><text:span text:style-name="T5"> à la surface</text:span><text:span text:style-name="T16">. (ex: </text:span><text:a xlink:type="simple" xlink:href="http://en.wikipedia.org/wiki/File:Silicon_Map_Mars.jpg"><text:span text:style-name="T16">http://en.wikipedia.org/wiki/File:Silicon_Map_Mars.jpg</text:span></text:a><text:span text:style-name="T16"> )</text:span></text:p>
      <text:p text:style-name="P15"><text:span text:style-name="T16">Based on these data sources, scientists think that the most abundant chemical elements in the martian crust, besides silicon and oxygen, are iron, </text:span><text:a xlink:type="simple" xlink:href="http://en.wikipedia.org/wiki/Magnesium"><text:span text:style-name="T16">magnesium</text:span></text:a><text:span text:style-name="T16">, </text:span><text:a xlink:type="simple" xlink:href="http://en.wikipedia.org/wiki/Aluminum"><text:span text:style-name="T16">aluminum</text:span></text:a><text:span text:style-name="T16">, </text:span><text:a xlink:type="simple" xlink:href="http://en.wikipedia.org/wiki/Calcium"><text:span text:style-name="T16">calcium</text:span></text:a><text:span text:style-name="T16">, and </text:span><text:a xlink:type="simple" xlink:href="http://en.wikipedia.org/wiki/Potassium"><text:span text:style-name="T16">potassium</text:span></text:a><text:span text:style-name="T16">. The elements </text:span><text:a xlink:type="simple" xlink:href="http://en.wikipedia.org/wiki/Titanium"><text:span text:style-name="T16">titanium</text:span></text:a><text:span text:style-name="T16">, </text:span><text:a xlink:type="simple" xlink:href="http://en.wikipedia.org/wiki/Chromium"><text:span text:style-name="T16">chromium</text:span></text:a><text:span text:style-name="T16">, </text:span><text:a xlink:type="simple" xlink:href="http://en.wikipedia.org/wiki/Manganese"><text:span text:style-name="T16">manganese</text:span></text:a><text:span text:style-name="T16">, </text:span><text:a xlink:type="simple" xlink:href="http://en.wikipedia.org/wiki/Sulfur"><text:span text:style-name="T16">sulfur</text:span></text:a><text:span text:style-name="T16">, </text:span><text:a xlink:type="simple" xlink:href="http://en.wikipedia.org/wiki/Phosphorus"><text:span text:style-name="T16">phosphorus</text:span></text:a><text:span text:style-name="T16">, </text:span><text:a xlink:type="simple" xlink:href="http://en.wikipedia.org/wiki/Sodium"><text:span text:style-name="T16">sodium</text:span></text:a><text:span text:style-name="T16">, and </text:span><text:a xlink:type="simple" xlink:href="http://en.wikipedia.org/wiki/Chlorine"><text:span text:style-name="T16">chlorine</text:span></text:a><text:span text:style-name="T16"> are less abundant but are still important components of many accessory minerals. An unknown amount of carbon is also stored in </text:span><text:a xlink:type="simple" xlink:href="http://en.wikipedia.org/wiki/Carbonate_rock"><text:span text:style-name="T16">carbonates</text:span></text:a><text:span text:style-name="T16"> (limestone, dolomite). </text:span></text:p>
      <text:p text:style-name="P15"><text:span text:style-name="T16">(</text:span><text:a xlink:type="simple" xlink:href="http://en.wikipedia.org/wiki/Hydrogen"><text:span text:style-name="T16">Hydrogen</text:span></text:a><text:span text:style-name="T16"> is present as water (H</text:span><text:span text:style-name="T17">2</text:span><text:span text:style-name="T16">O) ice and in </text:span><text:a xlink:type="simple" xlink:href="http://en.wikipedia.org/wiki/Mineral_hydration"><text:span text:style-name="T16">hydrated minerals</text:span></text:a><text:span text:style-name="T16">. </text:span><text:a xlink:type="simple" xlink:href="http://en.wikipedia.org/wiki/Carbon"><text:span text:style-name="T16">Carbon</text:span></text:a><text:span text:style-name="T16"> occurs as </text:span><text:a xlink:type="simple" xlink:href="http://en.wikipedia.org/wiki/Carbon_dioxide"><text:span text:style-name="T16">carbon dioxide</text:span></text:a><text:span text:style-name="T16"> (CO</text:span><text:span text:style-name="T17">2</text:span><text:span text:style-name="T16">) in the atmosphere and sometimes as </text:span><text:a xlink:type="simple" xlink:href="http://en.wikipedia.org/wiki/Dry_ice"><text:span text:style-name="T16">dry ice</text:span></text:a><text:span text:style-name="T16"> at the poles.)</text:span></text:p>
      <text:p text:style-name="P15"><text:span text:style-name="T16"><text:tab/>Comparaison: Mars' mantle is about twice as rich in iron as the Earth's mantle. Second, its core is more rich in sulphur. Third, the Martian mantle is richer in potassium and phosphorus than Earth's, and fourth, the Martian crust contains a higher percentage of </text:span><text:a xlink:type="simple" xlink:href="http://en.wikipedia.org/wiki/Volatiles"><text:span text:style-name="T16">volatile</text:span></text:a><text:span text:style-name="T16"> elements such as sulphur and chlorine than the Earth's crust does.</text:span></text:p>
      <text:p text:style-name="P15"><text:span text:style-name="T16"><text:tab/>Bien sûr, pas de pétrole/gaz/essence. </text:span><text:span text:style-name="T18">Mais présence de roches sédimentaires et carbonates.</text:span></text:p>
      <text:p text:style-name="P15"><text:span text:style-name="T16"><text:tab/>The mineral olivine occurs all over the planet, but some of the largest concentrations are in </text:span><text:a xlink:type="simple" xlink:href="http://en.wikipedia.org/wiki/Nili_Fossae"><text:span text:style-name="T16">Nili Fossae</text:span></text:a><text:span text:style-name="T16">, an area containing </text:span><text:a xlink:type="simple" xlink:href="http://en.wikipedia.org/wiki/Noachian"><text:span text:style-name="T16">Noachian</text:span></text:a><text:span text:style-name="T16">-aged rocks. Another large olivine-rich outcrop is in </text:span><text:soft-page-break/><text:a xlink:type="simple" xlink:href="http://en.wikipedia.org/wiki/Ganges_Chasma"><text:span text:style-name="T16">Ganges Chasma</text:span></text:a><text:span text:style-name="T16">, an eastern side chasm of </text:span><text:a xlink:type="simple" xlink:href="http://en.wikipedia.org/wiki/Valles_Marineris"><text:span text:style-name="T16">Valles Marineris</text:span></text:a><text:span text:style-name="T16">. </text:span><text:span text:style-name="T5">Olivine weathers rapidly into clay minerals in the presence of liquid water.</text:span><text:span text:style-name="T16"> </text:span></text:p>
      <text:p text:style-name="P9"/>
      <text:p text:style-name="P9">Retour à l'investissement/économie: Terraformation/colonisation au début gérée pour apporter de la ressource première ou traitée sur terre, et pour le tourisme. Gérer l'importance économique.</text:p>
      <text:p text:style-name="P9">(ensuite, importance géopolitique, comment claim mars, qui a le droit à où, population et immigration, indépendance, cf. Nouveau monde EU4)</text:p>
      <text:p text:style-name="P9"/>
      <text:p text:style-name="P13">Electricity: Solar panels +- efficaces, moins durant un dust storm. Nucléaire: besoin de stocks (mais en faible quantité), fusion: pas encore au point (et H2 sur m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40M39S</meta:editing-duration>
    <meta:editing-cycles>7</meta:editing-cycles>
    <meta:generator>LibreOffice/4.0.4.2$Windows_x86 LibreOffice_project/9e9821abd0ffdbc09cd8c52eaa574fa09eb08f2</meta:generator>
    <dc:date>2014-03-10T09:39:43.40</dc:date>
    <meta:document-statistic meta:table-count="0" meta:image-count="0" meta:object-count="0" meta:page-count="3" meta:paragraph-count="43" meta:word-count="1131" meta:character-count="7429" meta:non-whitespace-character-count="6312"/>
    <meta:user-defined meta:name="Info 1"/>
    <meta:user-defined meta:name="Info 2"/>
    <meta:user-defined meta:name="Info 3"/>
    <meta:user-defined meta:name="Info 4"/>
  </office:meta>
</office:document-meta>
</file>